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09cm" style:rel-column-width="9459*"/>
    </style:style>
    <style:style style:name="Tableau1.B" style:family="table-column">
      <style:table-column-properties style:column-width="5.581cm" style:rel-column-width="14231*"/>
    </style:style>
    <style:style style:name="Tableau1.C" style:family="table-column">
      <style:table-column-properties style:column-width="5.703cm" style:rel-column-width="14541*"/>
    </style:style>
    <style:style style:name="Tableau1.D" style:family="table-column">
      <style:table-column-properties style:column-width="6.791cm" style:rel-column-width="17317*"/>
    </style:style>
    <style:style style:name="Tableau1.E" style:family="table-column">
      <style:table-column-properties style:column-width="2.087cm" style:rel-column-width="5321*"/>
    </style:style>
    <style:style style:name="Tableau1.F" style:family="table-column">
      <style:table-column-properties style:column-width="1.829cm" style:rel-column-width="466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10" style:family="table-row">
      <style:table-row-properties style:min-row-height="0.979cm"/>
    </style:style>
    <style:style style:name="Tableau1.F3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52cm" style:rel-column-width="11096*"/>
    </style:style>
    <style:style style:name="Tableau2.B" style:family="table-column">
      <style:table-column-properties style:column-width="5.32cm" style:rel-column-width="13565*"/>
    </style:style>
    <style:style style:name="Tableau2.C" style:family="table-column">
      <style:table-column-properties style:column-width="5.322cm" style:rel-column-width="13570*"/>
    </style:style>
    <style:style style:name="Tableau2.D" style:family="table-column">
      <style:table-column-properties style:column-width="6.791cm" style:rel-column-width="17317*"/>
    </style:style>
    <style:style style:name="Tableau2.E" style:family="table-column">
      <style:table-column-properties style:column-width="2.087cm" style:rel-column-width="5321*"/>
    </style:style>
    <style:style style:name="Tableau2.F" style:family="table-column">
      <style:table-column-properties style:column-width="1.829cm" style:rel-column-width="466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F4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background-color="#ffff00"/>
    </style:style>
    <style:style style:name="P7" style:family="paragraph" style:parent-style-name="Text_20_body">
      <style:paragraph-properties fo:text-align="start" style:justify-single-word="false"/>
      <style:text-properties fo:background-color="#ffff00"/>
    </style:style>
    <style:style style:name="P8" style:family="paragraph" style:parent-style-name="Text_20_body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9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252525" fo:letter-spacing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Algorithmes</text:p>
          </table:table-cell>
          <table:table-cell table:style-name="Tableau1.A1" office:value-type="string">
            <text:p text:style-name="P2">Heuristiques – Rouge</text:p>
          </table:table-cell>
          <table:table-cell table:style-name="Tableau1.A1" office:value-type="string">
            <text:p text:style-name="P2">Heuristiques – Jaune</text:p>
          </table:table-cell>
          <table:table-cell table:style-name="Tableau1.A1" office:value-type="string">
            <text:p text:style-name="P2">Vainqueur</text:p>
          </table:table-cell>
          <table:table-cell table:style-name="Tableau1.A1" office:value-type="string">
            <text:p text:style-name="P2">Nb de coups pour gagner</text:p>
          </table:table-cell>
          <table:table-cell table:style-name="Tableau1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1.A2" table:number-rows-spanned="25" office:value-type="string">
            <text:p text:style-name="P3">HillClimbing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 table:style-name="Tableau1.10"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1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6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 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2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#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27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</table:table>
      <text:p text:style-name="P4"/>
      <text:p text:style-name="P8"/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">Heuristiques </text:p>
          </table:table-cell>
          <table:table-cell table:style-name="Tableau2.A1" office:value-type="string">
            <text:p text:style-name="P2">Algoritmes – Rouge</text:p>
          </table:table-cell>
          <table:table-cell table:style-name="Tableau2.A1" office:value-type="string">
            <text:p text:style-name="P2">Algoritmes – Jaune</text:p>
          </table:table-cell>
          <table:table-cell table:style-name="Tableau2.A1" office:value-type="string">
            <text:p text:style-name="P2">Vainqueur</text:p>
          </table:table-cell>
          <table:table-cell table:style-name="Tableau2.A1" office:value-type="string">
            <text:p text:style-name="P2">Nb de coups pour gagner</text:p>
          </table:table-cell>
          <table:table-cell table:style-name="Tableau2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2.A2" table:number-rows-spanned="37" office:value-type="string">
            <text:p text:style-name="P5">MaximizePlays</text:p>
          </table:table-cell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HillClimbing - Rouge</text:p>
          </table:table-cell>
          <table:table-cell table:style-name="Tableau2.E2" office:value-type="float" office:value="9">
            <text:p text:style-name="P3">9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0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4</text:p>
          </table:table-cell>
          <table:table-cell table:style-name="Tableau2.A2" office:value-type="string">
            <text:p text:style-name="P7">HillClimbing - Rouge</text:p>
          </table:table-cell>
          <table:table-cell table:style-name="Tableau2.E2" office:value-type="float" office:value="9">
            <text:p text:style-name="P6">9</text:p>
          </table:table-cell>
          <table:table-cell table:style-name="Tableau2.F2" office:value-type="string">
            <text:p text:style-name="P6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8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16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9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2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4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8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9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4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1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3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4</text:p>
          </table:table-cell>
          <table:table-cell table:style-name="Tableau2.A2" office:value-type="string">
            <text:p text:style-name="P7"/>
          </table:table-cell>
          <table:table-cell table:style-name="Tableau2.E2">
            <text:p text:style-name="P6"/>
          </table:table-cell>
          <table:table-cell table:style-name="Tableau2.F2" office:value-type="string">
            <text:p text:style-name="P6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5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6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7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8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9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table:number-rows-spanned="25" office:value-type="string">
            <text:p text:style-name="P5">MaximizeHeterogeneity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table:number-rows-spanned="25" office:value-type="string">
            <text:p text:style-name="P3">AlphaBeta</text:p>
            <text:p text:style-name="P3">Profondeur : 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ext:soft-page-break/>
        <table:table-row>
          <table:table-cell table:style-name="Tableau2.A2" table:number-rows-spanned="20" office:value-type="string">
            <text:p text:style-name="Standard">MinMax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8T15:50:31.36</meta:creation-date>
    <dc:date>2015-11-29T13:38:56.40</dc:date>
    <meta:editing-duration>PT9H51M15S</meta:editing-duration>
    <meta:editing-cycles>104</meta:editing-cycles>
    <meta:generator>OpenOffice/4.1.1$Win32 OpenOffice.org_project/411m6$Build-9775</meta:generator>
    <meta:document-statistic meta:table-count="2" meta:image-count="0" meta:object-count="0" meta:page-count="11" meta:paragraph-count="564" meta:word-count="867" meta:character-count="6266"/>
  </office:meta>
</office:document-meta>
</file>